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//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/ Example data file for Orient 3 (Vollmer, 201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/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/ Normal Faul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/ 38 Neogene faults, central Crete, Greece (Angelier, 1979; Table 1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/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/ Angelier, J., 1979, Determination of the mean principal directions of stresses fo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/ a given fault population: Tectonophysics, v. 56, p. T17-T26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/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/ --------------------------------------------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Plunge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45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36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27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286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232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292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225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290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293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254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278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36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257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355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67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49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216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1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58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79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236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214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275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34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37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138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68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49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189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29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237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112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260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205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214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37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202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58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248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61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173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28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30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41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23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249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346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248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332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195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310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274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321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267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fo:font-size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4925in" fo:margin-bottom="0.4925in" fo:margin-left="0.75in" fo:margin-right="0.75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5.2$MacOSX_X86_64 LibreOffice_project/184fe81b8c8c30d8b5082578aee2fed2ea847c01</meta:generator>
    <dc:date>2022-12-07T08:45:31.280135076</dc:date>
    <dc:creator>Vollmer Frederick</dc:creator>
    <meta:editing-duration>PT58S</meta:editing-duration>
    <meta:editing-cycles>1</meta:editing-cycles>
    <meta:document-statistic meta:table-count="1" meta:cell-count="244" meta:object-count="0"/>
  </office:meta>
</office:document-meta>
</file>